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806e" officeooo:paragraph-rsid="0009806e"/>
    </style:style>
    <style:style style:name="P2" style:family="paragraph" style:parent-style-name="Standard">
      <style:text-properties officeooo:rsid="0009806e" officeooo:paragraph-rsid="000ae551"/>
    </style:style>
    <style:style style:name="T1" style:family="text">
      <style:text-properties officeooo:rsid="000a4d54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ae551"/>
    </style:style>
    <style:style style:name="T4" style:family="text">
      <style:text-properties officeooo:rsid="000ae551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0ae5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vestidor(<text:span text:style-name="T2">id_investidor</text:span>, nome, email, senha, nivacesso, telefone)</text:p>
      <text:p text:style-name="P2">oportunidade(<text:span text:style-name="T2">id</text:span>, nome, descr)</text:p>
      <text:p text:style-name="P2"><text:span text:style-name="T4">investimento</text:span>(<text:span text:style-name="T2">id</text:span><text:span text:style-name="T5">,</text:span><text:span text:style-name="T6"> nome, descr,</text:span> cnpj, vinit, vatual, cidade, logradouro, nrua)</text:p>
      <text:p text:style-name="P1">participa(<text:span text:style-name="T2">id_investidor(investidor)</text:span>, id_investimento(investimento), vpinit, vpago, qntparticipa<text:span text:style-name="T1">cao</text:span>)</text:p>
      <text:p text:style-name="P1">interessa(<text:span text:style-name="T2">id_investidor(investidor)</text:span>, id_oportunidade(oportunidade)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21:47:23.654692263</meta:creation-date>
    <dc:date>2023-02-12T16:51:47.556865631</dc:date>
    <meta:editing-duration>PT10M1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5" meta:word-count="25" meta:character-count="337" meta:non-whitespace-character-count="317"/>
  </office:meta>
</office:document-meta>
</file>